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content.xml"/>
  <manifest:file-entry manifest:media-type="" manifest:full-path="Object 10/Configurations2/statusbar/"/>
  <manifest:file-entry manifest:media-type="" manifest:full-path="Object 10/Configurations2/accelerator/current.xml"/>
  <manifest:file-entry manifest:media-type="" manifest:full-path="Object 10/Configurations2/accelerator/"/>
  <manifest:file-entry manifest:media-type="" manifest:full-path="Object 10/Configurations2/floater/"/>
  <manifest:file-entry manifest:media-type="" manifest:full-path="Object 10/Configurations2/popupmenu/"/>
  <manifest:file-entry manifest:media-type="" manifest:full-path="Object 10/Configurations2/progressbar/"/>
  <manifest:file-entry manifest:media-type="" manifest:full-path="Object 10/Configurations2/menubar/"/>
  <manifest:file-entry manifest:media-type="" manifest:full-path="Object 10/Configurations2/toolbar/"/>
  <manifest:file-entry manifest:media-type="" manifest:full-path="Object 10/Configurations2/images/Bitmaps/"/>
  <manifest:file-entry manifest:media-type="" manifest:full-path="Object 10/Configurations2/images/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" manifest:full-path="Object 11/Configurations2/statusbar/"/>
  <manifest:file-entry manifest:media-type="" manifest:full-path="Object 11/Configurations2/accelerator/current.xml"/>
  <manifest:file-entry manifest:media-type="" manifest:full-path="Object 11/Configurations2/accelerator/"/>
  <manifest:file-entry manifest:media-type="" manifest:full-path="Object 11/Configurations2/floater/"/>
  <manifest:file-entry manifest:media-type="" manifest:full-path="Object 11/Configurations2/popupmenu/"/>
  <manifest:file-entry manifest:media-type="" manifest:full-path="Object 11/Configurations2/progressbar/"/>
  <manifest:file-entry manifest:media-type="" manifest:full-path="Object 11/Configurations2/menubar/"/>
  <manifest:file-entry manifest:media-type="" manifest:full-path="Object 11/Configurations2/toolbar/"/>
  <manifest:file-entry manifest:media-type="" manifest:full-path="Object 11/Configurations2/images/Bitmaps/"/>
  <manifest:file-entry manifest:media-type="" manifest:full-path="Object 11/Configurations2/images/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12/Configurations2/statusbar/"/>
  <manifest:file-entry manifest:media-type="" manifest:full-path="Object 12/Configurations2/accelerator/current.xml"/>
  <manifest:file-entry manifest:media-type="" manifest:full-path="Object 12/Configurations2/accelerator/"/>
  <manifest:file-entry manifest:media-type="" manifest:full-path="Object 12/Configurations2/floater/"/>
  <manifest:file-entry manifest:media-type="" manifest:full-path="Object 12/Configurations2/popupmenu/"/>
  <manifest:file-entry manifest:media-type="" manifest:full-path="Object 12/Configurations2/progressbar/"/>
  <manifest:file-entry manifest:media-type="" manifest:full-path="Object 12/Configurations2/menubar/"/>
  <manifest:file-entry manifest:media-type="" manifest:full-path="Object 12/Configurations2/toolbar/"/>
  <manifest:file-entry manifest:media-type="" manifest:full-path="Object 12/Configurations2/images/Bitmaps/"/>
  <manifest:file-entry manifest:media-type="" manifest:full-path="Object 12/Configurations2/images/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" manifest:full-path="Object 13/Configurations2/statusbar/"/>
  <manifest:file-entry manifest:media-type="" manifest:full-path="Object 13/Configurations2/accelerator/current.xml"/>
  <manifest:file-entry manifest:media-type="" manifest:full-path="Object 13/Configurations2/accelerator/"/>
  <manifest:file-entry manifest:media-type="" manifest:full-path="Object 13/Configurations2/floater/"/>
  <manifest:file-entry manifest:media-type="" manifest:full-path="Object 13/Configurations2/popupmenu/"/>
  <manifest:file-entry manifest:media-type="" manifest:full-path="Object 13/Configurations2/progressbar/"/>
  <manifest:file-entry manifest:media-type="" manifest:full-path="Object 13/Configurations2/menubar/"/>
  <manifest:file-entry manifest:media-type="" manifest:full-path="Object 13/Configurations2/toolbar/"/>
  <manifest:file-entry manifest:media-type="" manifest:full-path="Object 13/Configurations2/images/Bitmaps/"/>
  <manifest:file-entry manifest:media-type="" manifest:full-path="Object 13/Configurations2/images/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" manifest:full-path="Object 14/Configurations2/statusbar/"/>
  <manifest:file-entry manifest:media-type="" manifest:full-path="Object 14/Configurations2/accelerator/current.xml"/>
  <manifest:file-entry manifest:media-type="" manifest:full-path="Object 14/Configurations2/accelerator/"/>
  <manifest:file-entry manifest:media-type="" manifest:full-path="Object 14/Configurations2/floater/"/>
  <manifest:file-entry manifest:media-type="" manifest:full-path="Object 14/Configurations2/popupmenu/"/>
  <manifest:file-entry manifest:media-type="" manifest:full-path="Object 14/Configurations2/progressbar/"/>
  <manifest:file-entry manifest:media-type="" manifest:full-path="Object 14/Configurations2/menubar/"/>
  <manifest:file-entry manifest:media-type="" manifest:full-path="Object 14/Configurations2/toolbar/"/>
  <manifest:file-entry manifest:media-type="" manifest:full-path="Object 14/Configurations2/images/Bitmaps/"/>
  <manifest:file-entry manifest:media-type="" manifest:full-path="Object 14/Configurations2/images/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text/xml" manifest:full-path="styles.xml"/>
  <manifest:file-entry manifest:media-type="" manifest:full-path="Object 15/Configurations2/statusbar/"/>
  <manifest:file-entry manifest:media-type="" manifest:full-path="Object 15/Configurations2/accelerator/current.xml"/>
  <manifest:file-entry manifest:media-type="" manifest:full-path="Object 15/Configurations2/accelerator/"/>
  <manifest:file-entry manifest:media-type="" manifest:full-path="Object 15/Configurations2/floater/"/>
  <manifest:file-entry manifest:media-type="" manifest:full-path="Object 15/Configurations2/popupmenu/"/>
  <manifest:file-entry manifest:media-type="" manifest:full-path="Object 15/Configurations2/progressbar/"/>
  <manifest:file-entry manifest:media-type="" manifest:full-path="Object 15/Configurations2/menubar/"/>
  <manifest:file-entry manifest:media-type="" manifest:full-path="Object 15/Configurations2/toolbar/"/>
  <manifest:file-entry manifest:media-type="" manifest:full-path="Object 15/Configurations2/images/Bitmaps/"/>
  <manifest:file-entry manifest:media-type="" manifest:full-path="Object 15/Configurations2/images/"/>
  <manifest:file-entry manifest:media-type="application/vnd.sun.xml.ui.configuration" manifest:full-path="Object 15/Configurations2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" manifest:full-path="Object 16/Configurations2/statusbar/"/>
  <manifest:file-entry manifest:media-type="" manifest:full-path="Object 16/Configurations2/accelerator/current.xml"/>
  <manifest:file-entry manifest:media-type="" manifest:full-path="Object 16/Configurations2/accelerator/"/>
  <manifest:file-entry manifest:media-type="" manifest:full-path="Object 16/Configurations2/floater/"/>
  <manifest:file-entry manifest:media-type="" manifest:full-path="Object 16/Configurations2/popupmenu/"/>
  <manifest:file-entry manifest:media-type="" manifest:full-path="Object 16/Configurations2/progressbar/"/>
  <manifest:file-entry manifest:media-type="" manifest:full-path="Object 16/Configurations2/menubar/"/>
  <manifest:file-entry manifest:media-type="" manifest:full-path="Object 16/Configurations2/toolbar/"/>
  <manifest:file-entry manifest:media-type="" manifest:full-path="Object 16/Configurations2/images/Bitmaps/"/>
  <manifest:file-entry manifest:media-type="" manifest:full-path="Object 16/Configurations2/images/"/>
  <manifest:file-entry manifest:media-type="application/vnd.sun.xml.ui.configuration" manifest:full-path="Object 16/Configurations2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" manifest:full-path="Object 17/Configurations2/statusbar/"/>
  <manifest:file-entry manifest:media-type="" manifest:full-path="Object 17/Configurations2/accelerator/current.xml"/>
  <manifest:file-entry manifest:media-type="" manifest:full-path="Object 17/Configurations2/accelerator/"/>
  <manifest:file-entry manifest:media-type="" manifest:full-path="Object 17/Configurations2/floater/"/>
  <manifest:file-entry manifest:media-type="" manifest:full-path="Object 17/Configurations2/popupmenu/"/>
  <manifest:file-entry manifest:media-type="" manifest:full-path="Object 17/Configurations2/progressbar/"/>
  <manifest:file-entry manifest:media-type="" manifest:full-path="Object 17/Configurations2/menubar/"/>
  <manifest:file-entry manifest:media-type="" manifest:full-path="Object 17/Configurations2/toolbar/"/>
  <manifest:file-entry manifest:media-type="" manifest:full-path="Object 17/Configurations2/images/Bitmaps/"/>
  <manifest:file-entry manifest:media-type="" manifest:full-path="Object 17/Configurations2/images/"/>
  <manifest:file-entry manifest:media-type="application/vnd.sun.xml.ui.configuration" manifest:full-path="Object 17/Configurations2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2" manifest:full-path="Object 17/"/>
  <manifest:file-entry manifest:media-type="" manifest:full-path="Object 18/Configurations2/statusbar/"/>
  <manifest:file-entry manifest:media-type="" manifest:full-path="Object 18/Configurations2/accelerator/current.xml"/>
  <manifest:file-entry manifest:media-type="" manifest:full-path="Object 18/Configurations2/accelerator/"/>
  <manifest:file-entry manifest:media-type="" manifest:full-path="Object 18/Configurations2/floater/"/>
  <manifest:file-entry manifest:media-type="" manifest:full-path="Object 18/Configurations2/popupmenu/"/>
  <manifest:file-entry manifest:media-type="" manifest:full-path="Object 18/Configurations2/progressbar/"/>
  <manifest:file-entry manifest:media-type="" manifest:full-path="Object 18/Configurations2/menubar/"/>
  <manifest:file-entry manifest:media-type="" manifest:full-path="Object 18/Configurations2/toolbar/"/>
  <manifest:file-entry manifest:media-type="" manifest:full-path="Object 18/Configurations2/images/Bitmaps/"/>
  <manifest:file-entry manifest:media-type="" manifest:full-path="Object 18/Configurations2/images/"/>
  <manifest:file-entry manifest:media-type="application/vnd.sun.xml.ui.configuration" manifest:full-path="Object 18/Configurations2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version="1.2" manifest:full-path="Object 18/"/>
  <manifest:file-entry manifest:media-type="" manifest:full-path="Object 19/Configurations2/statusbar/"/>
  <manifest:file-entry manifest:media-type="" manifest:full-path="Object 19/Configurations2/accelerator/current.xml"/>
  <manifest:file-entry manifest:media-type="" manifest:full-path="Object 19/Configurations2/accelerator/"/>
  <manifest:file-entry manifest:media-type="" manifest:full-path="Object 19/Configurations2/floater/"/>
  <manifest:file-entry manifest:media-type="" manifest:full-path="Object 19/Configurations2/popupmenu/"/>
  <manifest:file-entry manifest:media-type="" manifest:full-path="Object 19/Configurations2/progressbar/"/>
  <manifest:file-entry manifest:media-type="" manifest:full-path="Object 19/Configurations2/menubar/"/>
  <manifest:file-entry manifest:media-type="" manifest:full-path="Object 19/Configurations2/toolbar/"/>
  <manifest:file-entry manifest:media-type="" manifest:full-path="Object 19/Configurations2/images/Bitmaps/"/>
  <manifest:file-entry manifest:media-type="" manifest:full-path="Object 19/Configurations2/images/"/>
  <manifest:file-entry manifest:media-type="application/vnd.sun.xml.ui.configuration" manifest:full-path="Object 19/Configurations2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version="1.2" manifest:full-path="Object 19/"/>
  <manifest:file-entry manifest:media-type="" manifest:full-path="Object 20/Configurations2/statusbar/"/>
  <manifest:file-entry manifest:media-type="" manifest:full-path="Object 20/Configurations2/accelerator/current.xml"/>
  <manifest:file-entry manifest:media-type="" manifest:full-path="Object 20/Configurations2/accelerator/"/>
  <manifest:file-entry manifest:media-type="" manifest:full-path="Object 20/Configurations2/floater/"/>
  <manifest:file-entry manifest:media-type="" manifest:full-path="Object 20/Configurations2/popupmenu/"/>
  <manifest:file-entry manifest:media-type="" manifest:full-path="Object 20/Configurations2/progressbar/"/>
  <manifest:file-entry manifest:media-type="" manifest:full-path="Object 20/Configurations2/menubar/"/>
  <manifest:file-entry manifest:media-type="" manifest:full-path="Object 20/Configurations2/toolbar/"/>
  <manifest:file-entry manifest:media-type="" manifest:full-path="Object 20/Configurations2/images/Bitmaps/"/>
  <manifest:file-entry manifest:media-type="" manifest:full-path="Object 20/Configurations2/images/"/>
  <manifest:file-entry manifest:media-type="application/vnd.sun.xml.ui.configuration" manifest:full-path="Object 20/Configurations2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version="1.2" manifest:full-path="Object 20/"/>
  <manifest:file-entry manifest:media-type="" manifest:full-path="Object 21/Configurations2/statusbar/"/>
  <manifest:file-entry manifest:media-type="" manifest:full-path="Object 21/Configurations2/accelerator/current.xml"/>
  <manifest:file-entry manifest:media-type="" manifest:full-path="Object 21/Configurations2/accelerator/"/>
  <manifest:file-entry manifest:media-type="" manifest:full-path="Object 21/Configurations2/floater/"/>
  <manifest:file-entry manifest:media-type="" manifest:full-path="Object 21/Configurations2/popupmenu/"/>
  <manifest:file-entry manifest:media-type="" manifest:full-path="Object 21/Configurations2/progressbar/"/>
  <manifest:file-entry manifest:media-type="" manifest:full-path="Object 21/Configurations2/menubar/"/>
  <manifest:file-entry manifest:media-type="" manifest:full-path="Object 21/Configurations2/toolbar/"/>
  <manifest:file-entry manifest:media-type="" manifest:full-path="Object 21/Configurations2/images/Bitmaps/"/>
  <manifest:file-entry manifest:media-type="" manifest:full-path="Object 21/Configurations2/images/"/>
  <manifest:file-entry manifest:media-type="application/vnd.sun.xml.ui.configuration" manifest:full-path="Object 21/Configurations2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version="1.2" manifest:full-path="Object 21/"/>
  <manifest:file-entry manifest:media-type="" manifest:full-path="Object 1/Configurations2/statusbar/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accelerator/current.xml"/>
  <manifest:file-entry manifest:media-type="" manifest:full-path="Object 2/Configurations2/accelerato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statusbar/"/>
  <manifest:file-entry manifest:media-type="" manifest:full-path="Object 3/Configurations2/accelerator/current.xml"/>
  <manifest:file-entry manifest:media-type="" manifest:full-path="Object 3/Configurations2/accelerato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statusbar/"/>
  <manifest:file-entry manifest:media-type="" manifest:full-path="Object 4/Configurations2/accelerator/current.xml"/>
  <manifest:file-entry manifest:media-type="" manifest:full-path="Object 4/Configurations2/accelerato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Configurations2/statusbar/"/>
  <manifest:file-entry manifest:media-type="" manifest:full-path="Object 5/Configurations2/accelerator/current.xml"/>
  <manifest:file-entry manifest:media-type="" manifest:full-path="Object 5/Configurations2/accelerato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progressbar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6/Configurations2/statusbar/"/>
  <manifest:file-entry manifest:media-type="" manifest:full-path="Object 6/Configurations2/accelerator/current.xml"/>
  <manifest:file-entry manifest:media-type="" manifest:full-path="Object 6/Configurations2/accelerato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progressbar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7/Configurations2/statusbar/"/>
  <manifest:file-entry manifest:media-type="" manifest:full-path="Object 7/Configurations2/accelerator/current.xml"/>
  <manifest:file-entry manifest:media-type="" manifest:full-path="Object 7/Configurations2/accelerator/"/>
  <manifest:file-entry manifest:media-type="" manifest:full-path="Object 7/Configurations2/floater/"/>
  <manifest:file-entry manifest:media-type="" manifest:full-path="Object 7/Configurations2/popupmenu/"/>
  <manifest:file-entry manifest:media-type="" manifest:full-path="Object 7/Configurations2/progressbar/"/>
  <manifest:file-entry manifest:media-type="" manifest:full-path="Object 7/Configurations2/menubar/"/>
  <manifest:file-entry manifest:media-type="" manifest:full-path="Object 7/Configurations2/toolbar/"/>
  <manifest:file-entry manifest:media-type="" manifest:full-path="Object 7/Configurations2/images/Bitmaps/"/>
  <manifest:file-entry manifest:media-type="" manifest:full-path="Object 7/Configurations2/images/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statusbar/"/>
  <manifest:file-entry manifest:media-type="" manifest:full-path="Object 8/Configurations2/accelerator/current.xml"/>
  <manifest:file-entry manifest:media-type="" manifest:full-path="Object 8/Configurations2/accelerator/"/>
  <manifest:file-entry manifest:media-type="" manifest:full-path="Object 8/Configurations2/floater/"/>
  <manifest:file-entry manifest:media-type="" manifest:full-path="Object 8/Configurations2/popupmenu/"/>
  <manifest:file-entry manifest:media-type="" manifest:full-path="Object 8/Configurations2/progressbar/"/>
  <manifest:file-entry manifest:media-type="" manifest:full-path="Object 8/Configurations2/menubar/"/>
  <manifest:file-entry manifest:media-type="" manifest:full-path="Object 8/Configurations2/toolbar/"/>
  <manifest:file-entry manifest:media-type="" manifest:full-path="Object 8/Configurations2/images/Bitmaps/"/>
  <manifest:file-entry manifest:media-type="" manifest:full-path="Object 8/Configurations2/images/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9/Configurations2/statusbar/"/>
  <manifest:file-entry manifest:media-type="" manifest:full-path="Object 9/Configurations2/accelerator/current.xml"/>
  <manifest:file-entry manifest:media-type="" manifest:full-path="Object 9/Configurations2/accelerator/"/>
  <manifest:file-entry manifest:media-type="" manifest:full-path="Object 9/Configurations2/floater/"/>
  <manifest:file-entry manifest:media-type="" manifest:full-path="Object 9/Configurations2/popupmenu/"/>
  <manifest:file-entry manifest:media-type="" manifest:full-path="Object 9/Configurations2/progressbar/"/>
  <manifest:file-entry manifest:media-type="" manifest:full-path="Object 9/Configurations2/menubar/"/>
  <manifest:file-entry manifest:media-type="" manifest:full-path="Object 9/Configurations2/toolbar/"/>
  <manifest:file-entry manifest:media-type="" manifest:full-path="Object 9/Configurations2/images/Bitmaps/"/>
  <manifest:file-entry manifest:media-type="" manifest:full-path="Object 9/Configurations2/images/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OpenSymbol" svg:font-family="OpenSymbol"/>
    <style:font-face style:name="Tahoma1" svg:font-family="Tahoma"/>
    <style:font-face style:name="DejaVu Sans" svg:font-family="'DejaVu Sans'" style:font-family-generic="swiss"/>
    <style:font-face style:name="DejaVu Sans Mono" svg:font-family="'DejaVu Sans Mono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8.498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padding="0.097cm" fo:border="none"/>
    </style:style>
    <style:style style:name="Table1.B1" style:family="table-cell">
      <style:table-cell-properties fo:padding="0.097cm" fo:border-left="0.002cm solid #000000" fo:border-right="none" fo:border-top="none" fo:border-bottom="none"/>
    </style:style>
    <style:style style:name="P1" style:family="paragraph" style:parent-style-name="Standard">
      <style:text-properties style:font-name="DejaVu Sans" fo:font-size="12pt" style:font-name-asian="DejaVu Sans" style:font-size-asian="12pt" style:font-name-complex="DejaVu Sans" style:font-size-complex="12pt"/>
    </style:style>
    <style:style style:name="P2" style:family="paragraph" style:parent-style-name="Standard">
      <style:text-properties style:font-name="DejaVu Sans" fo:font-size="12pt" fo:font-weight="bold" style:font-name-asian="DejaVu Sans" style:font-size-asian="12pt" style:font-weight-asian="bold" style:font-name-complex="DejaVu Sans" style:font-size-complex="12pt" style:font-weight-complex="bold"/>
    </style:style>
    <style:style style:name="P3" style:family="paragraph" style:parent-style-name="Standard">
      <style:text-properties style:text-position="0% 100%" style:font-name="DejaVu Sans1" fo:font-size="12pt" fo:language="sv" fo:country="SE" fo:font-style="normal" fo:font-weight="normal" style:font-name-asian="DejaVu Sans Mono" style:font-size-asian="12pt" style:font-style-asian="normal" style:font-weight-asian="normal" style:font-name-complex="DejaVu Sans Mono" style:font-size-complex="12pt" style:font-style-complex="normal" style:font-weight-complex="normal"/>
    </style:style>
    <style:style style:name="P4" style:family="paragraph" style:parent-style-name="Standard">
      <style:text-properties style:text-position="0% 100%" style:font-name="DejaVu Sans" fo:font-size="12pt" fo:language="sv" fo:country="SE" fo:font-style="normal" fo:font-weight="normal" style:font-name-asian="DejaVu Sans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P5" style:family="paragraph" style:parent-style-name="Standard">
      <style:text-properties style:text-position="0% 100%" style:font-name="DejaVu Sans" fo:font-size="12pt" fo:language="sv" fo:country="SE" fo:font-style="normal" fo:font-weight="bold" style:font-name-asian="DejaVu Sans" style:font-size-asian="12pt" style:font-style-asian="normal" style:font-weight-asian="bold" style:font-name-complex="DejaVu Sans" style:font-size-complex="12pt" style:font-style-complex="normal" style:font-weight-complex="bold"/>
    </style:style>
    <style:style style:name="P6" style:family="paragraph" style:parent-style-name="Standard">
      <style:text-properties style:font-name="DejaVu Sans1" fo:font-size="12pt" style:font-name-asian="DejaVu Sans Mono" style:font-size-asian="12pt" style:font-name-complex="DejaVu Sans Mono" style:font-size-complex="12pt"/>
    </style:style>
    <style:style style:name="P7" style:family="paragraph" style:parent-style-name="Standard">
      <style:text-properties style:text-position="super 58%" style:font-name="DejaVu Sans" fo:font-size="12pt" fo:language="sv" fo:country="SE" fo:font-style="normal" fo:font-weight="normal" style:font-name-asian="DejaVu Sans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P8" style:family="paragraph" style:parent-style-name="Standard">
      <style:paragraph-properties fo:break-before="page"/>
      <style:text-properties style:text-position="0% 100%" style:font-name="DejaVu Sans" fo:font-size="12pt" fo:language="sv" fo:country="SE" fo:font-style="normal" fo:font-weight="normal" style:font-name-asian="DejaVu Sans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P9" style:family="paragraph" style:parent-style-name="Standard">
      <style:paragraph-properties fo:break-before="page"/>
      <style:text-properties style:text-position="0% 100%" style:font-name="DejaVu Sans" fo:font-size="12pt" fo:language="sv" fo:country="SE" fo:font-style="normal" fo:font-weight="normal" style:font-name-asian="DejaVu Sans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T1" style:family="text">
      <style:text-properties style:text-position="sub 58%" style:font-name="DejaVu Sans" fo:language="sv" fo:country="SE" fo:font-style="normal" fo:font-weight="normal" style:font-name-asian="DejaVu Sans" style:font-style-asian="normal" style:font-weight-asian="normal" style:font-name-complex="DejaVu Sans" style:font-style-complex="normal" style:font-weight-complex="normal"/>
    </style:style>
    <style:style style:name="T2" style:family="text">
      <style:text-properties style:text-position="sub 58%" fo:language="sv" fo:country="SE"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style:text-position="super 58%" style:font-name="DejaVu Sans" fo:language="sv" fo:country="SE" fo:font-style="normal" fo:font-weight="normal" style:font-name-asian="DejaVu Sans" style:font-style-asian="normal" style:font-weight-asian="normal" style:font-name-complex="DejaVu Sans" style:font-style-complex="normal" style:font-weight-complex="normal"/>
    </style:style>
    <style:style style:name="T4" style:family="text">
      <style:text-properties style:text-position="super 58%" fo:language="sv" fo:country="SE"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style:font-name="DejaVu Sans" style:font-name-asian="DejaVu Sans" style:font-name-complex="DejaVu Sans"/>
    </style:style>
    <style:style style:name="T7" style:family="text">
      <style:text-properties style:text-position="0% 100%" fo:language="sv" fo:country="SE" fo:font-style="normal" fo:font-weight="normal" style:font-style-asian="normal" style:font-weight-asian="normal" style:font-style-complex="normal" style:font-weight-complex="normal"/>
    </style:style>
    <style:style style:name="T8" style:family="text">
      <style:text-properties style:text-position="0% 100%" fo:language="sv" fo:country="SE" fo:font-style="normal" style:font-style-asian="normal" style:font-style-complex="normal"/>
    </style:style>
    <style:style style:name="T9" style:family="text">
      <style:text-properties style:text-position="0% 100%" style:font-name="DejaVu Sans" fo:language="sv" fo:country="SE" fo:font-style="normal" fo:font-weight="normal" style:font-name-asian="DejaVu Sans" style:font-style-asian="normal" style:font-weight-asian="normal" style:font-name-complex="DejaVu Sans" style:font-style-complex="normal" style:font-weight-complex="normal"/>
    </style:style>
    <style:style style:name="T10" style:family="text">
      <style:text-properties style:text-position="0% 100%" style:font-name="DejaVu Sans" fo:language="sv" fo:country="SE" fo:font-style="normal" fo:font-weight="bold" style:font-name-asian="DejaVu Sans" style:font-style-asian="normal" style:font-weight-asian="bold" style:font-name-complex="DejaVu Sans" style:font-style-complex="normal" style:font-weight-complex="bold"/>
    </style:style>
    <style:style style:name="fr1" style:family="graphic" style:parent-style-name="Formula">
      <style:graphic-properties style:vertical-pos="top" style:vertical-rel="baseline" style:horizontal-pos="from-left" style:horizontal-rel="paragraph-content" draw:ole-draw-aspect="1"/>
    </style:style>
    <style:style style:name="fr2" style:family="graphic" style:parent-style-name="Formula">
      <style:graphic-properties style:vertical-pos="middle" style:vertical-rel="text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Bestäm allmänna lösningen till differentialekvationen y' = y(y – 1).</text:p>
      <text:p text:style-name="P3">Dick begöver ej konstantlösningarna anges. Bestäm därefter den lösning som uppfyller villkoret</text:p>
      <text:p text:style-name="P3"/>
      <text:p text:style-name="P3"><text:tab/><draw:frame draw:style-name="fr1" draw:name="Object1" text:anchor-type="as-char" svg:width="3.376cm" svg:height="1.182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3"/>
      <text:p text:style-name="P3">Ange lösningens existensintervall och vad som änder då <text:s/>x<text:span text:style-name="T5"> </text:span><text:s/>växer.</text:p>
      <text:p text:style-name="P3"/>
      <text:p text:style-name="P3"><draw:frame draw:style-name="fr1" draw:name="Object2" text:anchor-type="as-char" svg:width="2.868cm" svg:height="1.055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3"/>
      <text:p text:style-name="P3"><draw:frame draw:style-name="fr1" draw:name="Object3" text:anchor-type="as-char" svg:width="3.655cm" svg:height="1.152cm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3"/>
      <text:p text:style-name="P3">–ln |y| + ln |y – 1| = x + ln |C|</text:p>
      <text:p text:style-name="P3"/>
      <text:p text:style-name="P3"><draw:frame draw:style-name="fr1" draw:name="Object4" text:anchor-type="as-char" svg:width="2.242cm" svg:height="1.048cm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P3"/>
      <text:p text:style-name="P3"><draw:frame draw:style-name="fr1" draw:name="Object5" text:anchor-type="as-char" svg:width="2.244cm" svg:height="1.048cm" draw:z-index="4"><draw:object xlink:href="./Object 5" xlink:type="simple" xlink:show="embed" xlink:actuate="onLoad"/><draw:image xlink:href="./ObjectReplacements/Object 5" xlink:type="simple" xlink:show="embed" xlink:actuate="onLoad"/></draw:frame></text:p>
      <text:p text:style-name="P3"/>
      <text:p text:style-name="P3"><draw:frame draw:style-name="fr1" draw:name="Object6" text:anchor-type="as-char" svg:width="2.245cm" svg:height="1.101cm" draw:z-index="5"><draw:object xlink:href="./Object 6" xlink:type="simple" xlink:show="embed" xlink:actuate="onLoad"/><draw:image xlink:href="./ObjectReplacements/Object 6" xlink:type="simple" xlink:show="embed" xlink:actuate="onLoad"/></draw:frame></text:p>
      <text:p text:style-name="P3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">(a):</text:p>
            <text:p text:style-name="P3"/>
            <text:p text:style-name="P3"><text:tab/>y(0) = 2</text:p>
            <text:p text:style-name="P3"/>
            <text:p text:style-name="P3"><text:tab/>C = ½,<text:tab/>(antaget att x = 0)</text:p>
            <text:p text:style-name="P3"><text:tab/></text:p>
            <text:p text:style-name="P3"><text:tab/><draw:frame draw:style-name="fr1" draw:name="Object7" text:anchor-type="as-char" svg:width="1.951cm" svg:height="1.101cm" draw:z-index="6"><draw:object xlink:href="./Object 7" xlink:type="simple" xlink:show="embed" xlink:actuate="onLoad"/><draw:image xlink:href="./ObjectReplacements/Object 7" xlink:type="simple" xlink:show="embed" xlink:actuate="onLoad"/></draw:frame></text:p>
            <text:p text:style-name="P3"/>
            <text:p text:style-name="P6"><text:span text:style-name="T7"><text:tab/>x </text:span><text:span text:style-name="T6">∈</text:span><text:span text:style-name="T9"> ]–∞; ln 2]</text:span></text:p>
          </table:table-cell>
          <table:table-cell table:style-name="Table1.B1" office:value-type="string">
            <text:p text:style-name="P3">(b):</text:p>
            <text:p text:style-name="P3"/>
            <text:p text:style-name="P3"><text:tab/>y(0) = ½</text:p>
            <text:p text:style-name="P3"/>
            <text:p text:style-name="P3"><text:tab/>C = –1,<text:tab/>(antaget att x = 0)</text:p>
            <text:p text:style-name="P3"><text:tab/></text:p>
            <text:p text:style-name="P3"><text:tab/><draw:frame draw:style-name="fr1" draw:name="Object8" text:anchor-type="as-char" svg:width="1.951cm" svg:height="1.101cm" draw:z-index="7"><draw:object xlink:href="./Object 8" xlink:type="simple" xlink:show="embed" xlink:actuate="onLoad"/><draw:image xlink:href="./ObjectReplacements/Object 8" xlink:type="simple" xlink:show="embed" xlink:actuate="onLoad"/></draw:frame></text:p>
            <text:p text:style-name="P3"/>
            <text:p text:style-name="P6"><text:span text:style-name="T7"><text:tab/>x </text:span><text:span text:style-name="T6">∈</text:span><text:span text:style-name="T9"> ℝ</text:span></text:p>
          </table:table-cell>
        </table:table-row>
      </table:table>
      <text:p text:style-name="P4"/>
      <text:p text:style-name="P8">Modul 2:</text:p>
      <text:p text:style-name="P4"/>
      <text:p text:style-name="P4"><text:tab/>Högre ordningens ODE.</text:p>
      <text:p text:style-name="P4"><text:tab/>System av linjära ODE.</text:p>
      <text:p text:style-name="P4"><text:tab/>Autonoma system. Stabilitet.</text:p>
      <text:p text:style-name="P4"/>
      <text:p text:style-name="P4">Differentialekvationer av högre ordning:</text:p>
      <text:p text:style-name="P4"/>
      <text:p text:style-name="P6"><text:span text:style-name="T9"><text:tab/></text:span><text:span text:style-name="T9"><draw:frame draw:style-name="fr2" draw:name="Object9" text:anchor-type="as-char" svg:width="5.51cm" svg:height="1.184cm" draw:z-index="8"><draw:object xlink:href="./Object 9" xlink:type="simple" xlink:show="embed" xlink:actuate="onLoad"/><draw:image xlink:href="./ObjectReplacements/Object 9" xlink:type="simple" xlink:show="embed" xlink:actuate="onLoad"/></draw:frame></text:span></text:p>
      <text:p text:style-name="P4"/>
      <text:p text:style-name="P6"><text:span text:style-name="T9"><text:tab/></text:span><text:span text:style-name="T9"><draw:frame draw:style-name="fr2" draw:name="Object10" text:anchor-type="as-char" svg:width="10.282cm" svg:height="0.563cm" draw:z-index="9"><draw:object xlink:href="./Object 10" xlink:type="simple" xlink:show="embed" xlink:actuate="onLoad"/><draw:image xlink:href="./ObjectReplacements/Object 10" xlink:type="simple" xlink:show="embed" xlink:actuate="onLoad"/></draw:frame></text:span></text:p>
      <text:p text:style-name="P4"/>
      <text:p text:style-name="P4"/>
      <text:p text:style-name="P4"/>
      <text:p text:style-name="P4"/>
      <text:p text:style-name="P4">Reduktion av ordning:</text:p>
      <text:p text:style-name="P4"/>
      <text:p text:style-name="P4">L(D)y = 0</text:p>
      <text:p text:style-name="P4"/>
      <text:p text:style-name="P6"><text:span text:style-name="T9">y</text:span><text:span text:style-name="T1">1</text:span><text:span text:style-name="T9"> är en kände icke-trivial lösning.</text:span></text:p>
      <text:p text:style-name="P4"/>
      <text:p text:style-name="P6"><text:span text:style-name="T9">y(x) = u(x)y</text:span><text:span text:style-name="T1">1</text:span><text:span text:style-name="T9">(x).</text:span></text:p>
      <text:p text:style-name="P4"/>
      <text:p text:style-name="P4"/>
      <text:p text:style-name="P4"/>
      <text:p text:style-name="P4">L(D)y = g(x)</text:p>
      <text:p text:style-name="P4"/>
      <text:p text:style-name="P4">Variation av parametrar:</text:p>
      <text:p text:style-name="P4"/>
      <text:p text:style-name="P4">y'' + P(x)y' + Q(x)y = ƒ(x)</text:p>
      <text:p text:style-name="P4"/>
      <text:p text:style-name="P4"/>
      <text:p text:style-name="P6"><text:span text:style-name="T9">Låt y</text:span><text:span text:style-name="T1">1</text:span><text:span text:style-name="T9"> och y</text:span><text:span text:style-name="T1">2</text:span><text:span text:style-name="T9"> vara linjärt oberoende.</text:span></text:p>
      <text:p text:style-name="P4"/>
      <text:p text:style-name="P4">Lösningar till den homogena ekvationen:</text:p>
      <text:p text:style-name="P4"/>
      <text:p text:style-name="P6"><text:span text:style-name="T9"><text:tab/>y = C</text:span><text:span text:style-name="T1">1</text:span><text:span text:style-name="T9">y</text:span><text:span text:style-name="T1">1</text:span><text:span text:style-name="T9"> + C</text:span><text:span text:style-name="T1">2</text:span><text:span text:style-name="T9">y</text:span><text:span text:style-name="T1">2</text:span></text:p>
      <text:p text:style-name="P4"/>
      <text:p text:style-name="P6"><text:span text:style-name="T9"><text:tab/>(u</text:span><text:span text:style-name="T1">1</text:span><text:span text:style-name="T9">·y</text:span><text:span text:style-name="T1">1</text:span><text:span text:style-name="T9"> + u</text:span><text:span text:style-name="T1">2</text:span><text:span text:style-name="T9">·y</text:span><text:span text:style-name="T1">2</text:span><text:span text:style-name="T9">)(x) ≜ y(x)</text:span></text:p>
      <text:p text:style-name="P4"/>
      <text:p text:style-name="P4"/>
      <text:p text:style-name="P4">En partikulärlösning sökes.</text:p>
      <text:p text:style-name="P4"/>
      <text:p text:style-name="P6"><text:span text:style-name="T9">Välj: <text:s/>y</text:span><text:span text:style-name="T1">1</text:span><text:span text:style-name="T9">u</text:span><text:span text:style-name="T1">1</text:span><text:span text:style-name="T9">' + y</text:span><text:span text:style-name="T1">2</text:span><text:span text:style-name="T9">u</text:span><text:span text:style-name="T1">2</text:span><text:span text:style-name="T9">' = 0</text:span></text:p>
      <text:p text:style-name="P4"/>
      <text:p text:style-name="P6"><text:span text:style-name="T9">Då erhålles: y</text:span><text:span text:style-name="T1">1</text:span><text:span text:style-name="T9">'·u</text:span><text:span text:style-name="T1">1</text:span><text:span text:style-name="T9">' + y</text:span><text:span text:style-name="T1">2</text:span><text:span text:style-name="T9">'·u</text:span><text:span text:style-name="T1">2</text:span><text:span text:style-name="T9">' = ƒ</text:span></text:p>
      <text:p text:style-name="P8">Matrisform:</text:p>
      <text:p text:style-name="P4"/>
      <text:p text:style-name="P4"><draw:frame draw:style-name="fr2" draw:name="Object11" text:anchor-type="as-char" svg:width="4.119cm" svg:height="1.783cm" draw:z-index="10"><draw:object xlink:href="./Object 11" xlink:type="simple" xlink:show="embed" xlink:actuate="onLoad"/><draw:image xlink:href="./ObjectReplacements/Object 11" xlink:type="simple" xlink:show="embed" xlink:actuate="onLoad"/></draw:frame></text:p>
      <text:p text:style-name="P4"/>
      <text:p text:style-name="P4"/>
      <text:p text:style-name="P4">Entydlig lösning:</text:p>
      <text:p text:style-name="P4"/>
      <text:p text:style-name="P6"><text:span text:style-name="T9"><text:tab/>det </text:span><text:span text:style-name="T10">A</text:span><text:span text:style-name="T9"> ≠ 0</text:span></text:p>
      <text:p text:style-name="P4"/>
      <text:p text:style-name="P4">Cramers regel:</text:p>
      <text:p text:style-name="P4"/>
      <text:p text:style-name="P6"><text:span text:style-name="T9"><text:tab/></text:span><text:span text:style-name="T9"><draw:frame draw:style-name="fr2" draw:name="Object12" text:anchor-type="as-char" svg:width="2.648cm" svg:height="1.877cm" draw:z-index="11"><draw:object xlink:href="./Object 12" xlink:type="simple" xlink:show="embed" xlink:actuate="onLoad"/><draw:image xlink:href="./ObjectReplacements/Object 12" xlink:type="simple" xlink:show="embed" xlink:actuate="onLoad"/></draw:frame></text:span><text:span text:style-name="T9"><text:tab/><text:tab/></text:span><text:span text:style-name="T9"><draw:frame draw:style-name="fr2" draw:name="Object13" text:anchor-type="as-char" svg:width="2.649cm" svg:height="1.877cm" draw:z-index="12"><draw:object xlink:href="./Object 13" xlink:type="simple" xlink:show="embed" xlink:actuate="onLoad"/><draw:image xlink:href="./ObjectReplacements/Object 13" xlink:type="simple" xlink:show="embed" xlink:actuate="onLoad"/></draw:frame></text:span></text:p>
      <text:p text:style-name="P4"/>
      <text:p text:style-name="P4"/>
      <text:p text:style-name="P4"/>
      <text:p text:style-name="P4"/>
      <text:p text:style-name="P4"/>
      <text:p text:style-name="P4">Ange en fundamentalmängd av lösningar till differentialekvationen</text:p>
      <text:p text:style-name="P4"/>
      <text:p text:style-name="P4"><text:tab/>x(y'' – 2y' + y) = 0,<text:tab/>x &gt; 0</text:p>
      <text:p text:style-name="P4"/>
      <text:p text:style-name="P4">samt en partikulärlösning till differentialekvationen</text:p>
      <text:p text:style-name="P4"/>
      <text:p text:style-name="P6"><text:span text:style-name="T9"><text:tab/>x(y'' – 2y' + y) = e</text:span><text:span text:style-name="T3">x</text:span><text:span text:style-name="T9">,<text:tab/>x &gt; 0</text:span></text:p>
      <text:p text:style-name="P4"/>
      <text:p text:style-name="P4"/>
      <text:p text:style-name="P6"><text:span text:style-name="T9">y'' – 2y'+ y = 0,<text:tab/><text:tab/>y</text:span><text:span text:style-name="T1">1</text:span><text:span text:style-name="T9"> ≜ e</text:span><text:span text:style-name="T3">x</text:span></text:p>
      <text:p text:style-name="P4"/>
      <text:p text:style-name="P1"><text:span text:style-name="T7">y = e</text:span><text:span text:style-name="T4">x</text:span><text:span text:style-name="T7">z(x)</text:span></text:p>
      <text:p text:style-name="P4"/>
      <text:p text:style-name="P1"><text:span text:style-name="T7">e</text:span><text:span text:style-name="T4">x</text:span><text:span text:style-name="T7">·x((z'' + 2z' + z) – 2(z' + z) + z) = e</text:span><text:span text:style-name="T4">x</text:span></text:p>
      <text:p text:style-name="P4"/>
      <text:p text:style-name="P4">z'' = 1 / x<text:tab/><text:tab/>(*)</text:p>
      <text:p text:style-name="P4"/>
      <text:p text:style-name="P4">z' = ln x + C</text:p>
      <text:p text:style-name="P4"/>
      <text:p text:style-name="P1"><text:span text:style-name="T7">y' = e</text:span><text:span text:style-name="T4">x</text:span><text:span text:style-name="T7">z' + e</text:span><text:span text:style-name="T4">x</text:span><text:span text:style-name="T7">z</text:span></text:p>
      <text:p text:style-name="P4"/>
      <text:p text:style-name="P4">∫ ln x dx = x ln x – x + D</text:p>
      <text:p text:style-name="P4"/>
      <text:p text:style-name="P4">z = x ln x – x + Cx + D</text:p>
      <text:p text:style-name="P4"/>
      <text:p text:style-name="P1"><text:span text:style-name="T7">y = e</text:span><text:span text:style-name="T4">x</text:span><text:span text:style-name="T7">z = e</text:span><text:span text:style-name="T4">x</text:span><text:span text:style-name="T7">(x ln x – x + Cx + D)</text:span></text:p>
      <text:p text:style-name="P4"/>
      <text:p text:style-name="P1"><text:span text:style-name="T7">y = Cxe</text:span><text:span text:style-name="T4">x</text:span><text:span text:style-name="T7"> + De</text:span><text:span text:style-name="T4">x</text:span><text:span text:style-name="T7"> + e</text:span><text:span text:style-name="T4">x</text:span><text:span text:style-name="T7">(x ln x – x)</text:span></text:p>
      <text:p text:style-name="P4"/>
      <text:p text:style-name="P1"><text:soft-page-break/><text:span text:style-name="T7">y</text:span><text:span text:style-name="T2">p</text:span><text:span text:style-name="T7"> = e</text:span><text:span text:style-name="T4">x</text:span><text:span text:style-name="T7">(x ln x – x)</text:span></text:p>
      <text:p text:style-name="P4"/>
      <text:p text:style-name="P1"><text:span text:style-name="T7">(xe</text:span><text:span text:style-name="T4">x</text:span><text:span text:style-name="T7">; <text:s/>e</text:span><text:span text:style-name="T4">x</text:span><text:span text:style-name="T7">)</text:span></text:p>
      <text:p text:style-name="P4"/>
      <text:p text:style-name="P4">(*) ∵</text:p>
      <text:p text:style-name="P1"><text:span text:style-name="T7"><text:tab/>e</text:span><text:span text:style-name="T4">x</text:span><text:span text:style-name="T7">xz'' = e</text:span><text:span text:style-name="T4">x</text:span></text:p>
      <text:p text:style-name="P7"/>
      <text:p text:style-name="P4"><text:tab/>xz'' = 1</text:p>
      <text:p text:style-name="P4"/>
      <text:p text:style-name="P4"><text:tab/>z'' = 1 / x</text:p>
      <text:p text:style-name="P4"/>
      <text:p text:style-name="P4"/>
      <text:p text:style-name="P4"/>
      <text:p text:style-name="P4"/>
      <text:p text:style-name="P4"/>
      <text:p text:style-name="P1"><text:span text:style-name="T7">x(y'' – 2y' + y) = e</text:span><text:span text:style-name="T4">x</text:span><text:span text:style-name="T7">,<text:tab/>x &gt; 0</text:span></text:p>
      <text:p text:style-name="P4"/>
      <text:p text:style-name="P1"><text:span text:style-name="T7">y</text:span><text:span text:style-name="T2">h</text:span><text:span text:style-name="T7"> ≜ u(x)xe</text:span><text:span text:style-name="T4">x</text:span><text:span text:style-name="T7"> + v(x)e</text:span><text:span text:style-name="T4">x</text:span><text:span text:style-name="T7"><text:tab/><text:tab/><text:tab/>u</text:span><text:span text:style-name="T2">1</text:span><text:span text:style-name="T7"> = u<text:tab/>u</text:span><text:span text:style-name="T2">2</text:span><text:span text:style-name="T7"> = v</text:span></text:p>
      <text:p text:style-name="P4"/>
      <text:p text:style-name="P4"><draw:frame draw:style-name="fr2" draw:name="Object14" text:anchor-type="as-char" svg:width="4.11cm" svg:height="1.319cm" draw:z-index="13"><draw:object xlink:href="./Object 14" xlink:type="simple" xlink:show="embed" xlink:actuate="onLoad"/><draw:image xlink:href="./ObjectReplacements/Object 14" xlink:type="simple" xlink:show="embed" xlink:actuate="onLoad"/></draw:frame></text:p>
      <text:p text:style-name="P4"/>
      <text:p text:style-name="P4"><draw:frame draw:style-name="fr2" draw:name="Object15" text:anchor-type="as-char" svg:width="5.486cm" svg:height="1.997cm" draw:z-index="14"><draw:object xlink:href="./Object 15" xlink:type="simple" xlink:show="embed" xlink:actuate="onLoad"/><draw:image xlink:href="./ObjectReplacements/Object 15" xlink:type="simple" xlink:show="embed" xlink:actuate="onLoad"/></draw:frame></text:p>
      <text:p text:style-name="P4"/>
      <text:p text:style-name="P2"><text:span text:style-name="T7">|</text:span><text:span text:style-name="T8">A</text:span><text:span text:style-name="T7">| = –e</text:span><text:span text:style-name="T4">2x</text:span></text:p>
      <text:p text:style-name="P4"/>
      <text:p text:style-name="P4"><draw:frame draw:style-name="fr2" draw:name="Object16" text:anchor-type="as-char" svg:width="4.775cm" svg:height="1.896cm" draw:z-index="19"><draw:object xlink:href="./Object 16" xlink:type="simple" xlink:show="embed" xlink:actuate="onLoad"/><draw:image xlink:href="./ObjectReplacements/Object 16" xlink:type="simple" xlink:show="embed" xlink:actuate="onLoad"/></draw:frame></text:p>
      <text:p text:style-name="P4"/>
      <text:p text:style-name="P4"><draw:frame draw:style-name="fr2" draw:name="Object17" text:anchor-type="as-char" svg:width="6.029cm" svg:height="1.896cm" draw:z-index="20"><draw:object xlink:href="./Object 17" xlink:type="simple" xlink:show="embed" xlink:actuate="onLoad"/><draw:image xlink:href="./ObjectReplacements/Object 17" xlink:type="simple" xlink:show="embed" xlink:actuate="onLoad"/></draw:frame></text:p>
      <text:p text:style-name="P4"/>
      <text:p text:style-name="P4">u(x) = ln |x| = {x &gt; 0} = ln x</text:p>
      <text:p text:style-name="P4">v(x) = –x</text:p>
      <text:p text:style-name="P4"/>
      <text:p text:style-name="P2"><text:span text:style-name="T7">y</text:span><text:span text:style-name="T2">p</text:span><text:span text:style-name="T7"> = xe</text:span><text:span text:style-name="T4">x</text:span><text:span text:style-name="T7">(ln x – 1)</text:span></text:p>
      <text:p text:style-name="P4"/>
      <text:p text:style-name="P8">System av linjära första ordningens ODE.</text:p>
      <text:p text:style-name="P4"/>
      <text:p text:style-name="P4"><draw:frame draw:style-name="fr1" draw:name="Object18" text:anchor-type="as-char" svg:width="1.729cm" svg:height="0.557cm" draw:z-index="15"><draw:object xlink:href="./Object 18" xlink:type="simple" xlink:show="embed" xlink:actuate="onLoad"/><draw:image xlink:href="./ObjectReplacements/Object 18" xlink:type="simple" xlink:show="embed" xlink:actuate="onLoad"/></draw:frame></text:p>
      <text:p text:style-name="P4"/>
      <text:p text:style-name="P4">Exempel:</text:p>
      <text:p text:style-name="P4"/>
      <text:p text:style-name="P4"><text:tab/>y' = ay</text:p>
      <text:p text:style-name="P2"><text:span text:style-name="T7"><text:tab/>y = Ce</text:span><text:span text:style-name="T4">ax</text:span></text:p>
      <text:p text:style-name="P4"/>
      <text:p text:style-name="P4"><draw:frame draw:style-name="fr1" draw:name="Object19" text:anchor-type="as-char" svg:width="3.618cm" svg:height="1.259cm" draw:z-index="16"><draw:object xlink:href="./Object 19" xlink:type="simple" xlink:show="embed" xlink:actuate="onLoad"/><draw:image xlink:href="./ObjectReplacements/Object 19" xlink:type="simple" xlink:show="embed" xlink:actuate="onLoad"/></draw:frame></text:p>
      <text:p text:style-name="P4"/>
      <text:p text:style-name="P4"><draw:frame draw:style-name="fr1" draw:name="Object20" text:anchor-type="as-char" svg:width="2.962cm" svg:height="0.557cm" draw:z-index="17"><draw:object xlink:href="./Object 20" xlink:type="simple" xlink:show="embed" xlink:actuate="onLoad"/><draw:image xlink:href="./ObjectReplacements/Object 20" xlink:type="simple" xlink:show="embed" xlink:actuate="onLoad"/></draw:frame></text:p>
      <text:p text:style-name="P4"/>
      <text:p text:style-name="P4"><draw:frame draw:style-name="fr1" draw:name="Object21" text:anchor-type="as-char" svg:width="2.633cm" svg:height="0.57cm" draw:z-index="18"><draw:object xlink:href="./Object 21" xlink:type="simple" xlink:show="embed" xlink:actuate="onLoad"/><draw:image xlink:href="./ObjectReplacements/Object 21" xlink:type="simple" xlink:show="embed" xlink:actuate="onLoad"/></draw:frame>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DejaVu Sans" svg:font-family="'DejaVu Sans'" style:font-family-generic="swiss"/>
    <style:font-face style:name="DejaVu Sans Mono" svg:font-family="'DejaVu Sans Mono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4-16T11:32:02.64</meta:creation-date>
    <meta:editing-duration>PT11H35M33S</meta:editing-duration>
    <meta:editing-cycles>41</meta:editing-cycles>
    <meta:generator>OpenOffice.org/3.1$Win32 OpenOffice.org_project/310m19$Build-9420</meta:generator>
    <dc:date>2010-10-16T21:30:07.46</dc:date>
    <dc:creator>Mattias </dc:creator>
    <meta:document-statistic meta:table-count="1" meta:image-count="0" meta:object-count="21" meta:page-count="5" meta:paragraph-count="87" meta:word-count="372" meta:character-count="1590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row>
      <math:mo math:stretchy="true">{</math:mo>
      <math:mtable>
        <math:mtr>
          <math:mtd>
            <math:mrow>
              <math:mi math:fontstyle="normal">y</math:mi>
              <math:mrow>
                <math:mrow>
                  <math:mo math:stretchy="false">(</math:mo>
                  <math:mn>0</math:mn>
                  <math:mo math:stretchy="false">)</math:mo>
                </math:mrow>
                <math:mo math:stretchy="false">=</math:mo>
                <math:mn>2</math:mn>
              </math:mrow>
            </math:mrow>
          </math:mtd>
          <math:mtd>
            <math:mrow>
              <math:mi/>
              <math:mtext>(a)</math:mtext>
            </math:mrow>
          </math:mtd>
        </math:mtr>
        <math:mtr>
          <math:mtd>
            <math:mrow>
              <math:mi math:fontstyle="normal">y</math:mi>
              <math:mrow>
                <math:mrow>
                  <math:mo math:stretchy="false">(</math:mo>
                  <math:mn>0</math:mn>
                  <math:mo math:stretchy="false">)</math:mo>
                </math:mrow>
                <math:mo math:stretchy="false">=</math:mo>
                <math:mn>½</math:mn>
              </math:mrow>
            </math:mrow>
          </math:mtd>
          <math:mtd>
            <math:mrow>
              <math:mi/>
              <math:mtext>(b)</math:mtext>
            </math:mrow>
          </math:mtd>
        </math:mtr>
      </math:mtable>
    </math:mrow>
    <math:annotation math:encoding="StarMath 5.0">left lbrace matrix{

y(0) = 2 #	~~ "(a)"
##
y(0) = ½ #	~~ "(b)"

} right none
</math:annotation>
  </math:semantics>
</math:math>
</file>

<file path=Object 10/content.xml><?xml version="1.0" encoding="utf-8"?>
<!DOCTYPE math  PUBLIC '-//OpenOffice.org//DTD Modified W3C MathML 1.01//EN'  'math.dtd'>
<math:math xmlns:math="http://www.w3.org/1998/Math/MathML">
  <math:semantics>
    <math:mrow>
      <math:mi math:fontstyle="normal">L</math:mi>
      <math:mrow>
        <math:mo math:stretchy="false">(</math:mo>
        <math:mi math:fontstyle="normal">D</math:mi>
        <math:mo math:stretchy="false">)</math:mo>
      </math:mrow>
      <math:mrow>
        <math:mrow>
          <math:mo math:stretchy="false">(</math:mo>
          <math:mrow>
            <math:msub>
              <math:mi math:fontstyle="normal">c</math:mi>
              <math:mn>1</math:mn>
            </math:msub>
            <math:msub>
              <math:mi math:fontstyle="normal">y</math:mi>
              <math:mn>1</math:mn>
            </math:msub>
            <math:mrow>
              <math:mrow>
                <math:mo math:stretchy="false">(</math:mo>
                <math:mi math:fontstyle="normal">x</math:mi>
                <math:mo math:stretchy="false">)</math:mo>
              </math:mrow>
              <math:mo math:stretchy="false">+</math:mo>
              <math:msub>
                <math:mi math:fontstyle="normal">c</math:mi>
                <math:mn>2</math:mn>
              </math:msub>
            </math:mrow>
            <math:msub>
              <math:mi math:fontstyle="normal">y</math:mi>
              <math:mn>2</math:mn>
            </math:msub>
            <math:mrow>
              <math:mo math:stretchy="false">(</math:mo>
              <math:mi math:fontstyle="normal">x</math:mi>
              <math:mo math:stretchy="false">)</math:mo>
            </math:mrow>
          </math:mrow>
          <math:mo math:stretchy="false">)</math:mo>
        </math:mrow>
        <math:mo math:stretchy="false">=</math:mo>
        <math:msub>
          <math:mi math:fontstyle="normal">c</math:mi>
          <math:mn>1</math:mn>
        </math:msub>
      </math:mrow>
      <math:mi math:fontstyle="normal">L</math:mi>
      <math:mrow>
        <math:mo math:stretchy="false">(</math:mo>
        <math:mi math:fontstyle="normal">D</math:mi>
        <math:mo math:stretchy="false">)</math:mo>
      </math:mrow>
      <math:msub>
        <math:mi math:fontstyle="normal">y</math:mi>
        <math:mn>1</math:mn>
      </math:msub>
      <math:mrow>
        <math:mrow>
          <math:mo math:stretchy="false">(</math:mo>
          <math:mi math:fontstyle="normal">x</math:mi>
          <math:mo math:stretchy="false">)</math:mo>
        </math:mrow>
        <math:mo math:stretchy="false">+</math:mo>
        <math:msub>
          <math:mi math:fontstyle="normal">c</math:mi>
          <math:mn>2</math:mn>
        </math:msub>
      </math:mrow>
      <math:mi math:fontstyle="normal">L</math:mi>
      <math:mrow>
        <math:mo math:stretchy="false">(</math:mo>
        <math:mi math:fontstyle="normal">D</math:mi>
        <math:mo math:stretchy="false">)</math:mo>
      </math:mrow>
      <math:msub>
        <math:mi math:fontstyle="normal">y</math:mi>
        <math:mn>2</math:mn>
      </math:msub>
      <math:mrow>
        <math:mo math:stretchy="false">(</math:mo>
        <math:mi math:fontstyle="normal">x</math:mi>
        <math:mo math:stretchy="false">)</math:mo>
      </math:mrow>
    </math:mrow>
    <math:annotation math:encoding="StarMath 5.0">
L(D)(c_1 y_1 (x) + c_2 y_2 (x)) = c_1 L(D) y_1 (x) + c_2 L(D) y_2 (x)

</math:annotation>
  </math:semantics>
</math:math>
</file>

<file path=Object 11/content.xml><?xml version="1.0" encoding="utf-8"?>
<!DOCTYPE math  PUBLIC '-//OpenOffice.org//DTD Modified W3C MathML 1.01//EN'  'math.dtd'>
<math:math xmlns:math="http://www.w3.org/1998/Math/MathML">
  <math:semantics>
    <math:mrow>
      <math:munder>
        <math:munder math:accent="true">
          <math:mfenced math:open="" math:close="">
            <math:mtable>
              <math:mtr>
                <math:mtd>
                  <math:msub>
                    <math:mi math:fontstyle="normal">y</math:mi>
                    <math:mn>1</math:mn>
                  </math:msub>
                </math:mtd>
                <math:mtd>
                  <math:msub>
                    <math:mi math:fontstyle="normal">y</math:mi>
                    <math:mn>2</math:mn>
                  </math:msub>
                </math:mtd>
              </math:mtr>
              <math:mtr>
                <math:mtd>
                  <math:mrow>
                    <math:msub>
                      <math:mi math:fontstyle="normal">y</math:mi>
                      <math:mn>1</math:mn>
                    </math:msub>
                    <math:mi math:fontstyle="normal">'</math:mi>
                  </math:mrow>
                </math:mtd>
                <math:mtd>
                  <math:mrow>
                    <math:msub>
                      <math:mi math:fontstyle="normal">y</math:mi>
                      <math:mn>2</math:mn>
                    </math:msub>
                    <math:mi math:fontstyle="normal">'</math:mi>
                  </math:mrow>
                </math:mtd>
              </math:mtr>
            </math:mtable>
          </math:mfenced>
          <math:mo math:stretchy="false"></math:mo>
        </math:munder>
        <math:mrow>
          <math:mtext/>
          <math:mo math:stretchy="false">=</math:mo>
          <math:mstyle math:fontweight="bold">
            <math:mrow>
              <math:mi math:fontstyle="normal">A</math:mi>
            </math:mrow>
          </math:mstyle>
        </math:mrow>
      </math:munder>
      <math:mrow>
        <math:mfenced math:open="" math:close="">
          <math:mtable>
            <math:mtr>
              <math:mtd>
                <math:mrow>
                  <math:msub>
                    <math:mi math:fontstyle="normal">u</math:mi>
                    <math:mn>1</math:mn>
                  </math:msub>
                  <math:mi math:fontstyle="normal">'</math:mi>
                </math:mrow>
              </math:mtd>
            </math:mtr>
            <math:mtr>
              <math:mtd>
                <math:mrow>
                  <math:msub>
                    <math:mi math:fontstyle="normal">u</math:mi>
                    <math:mn>2</math:mn>
                  </math:msub>
                  <math:mi math:fontstyle="normal">'</math:mi>
                </math:mrow>
              </math:mtd>
            </math:mtr>
          </math:mtable>
        </math:mfenced>
        <math:mo math:stretchy="false">=</math:mo>
        <math:mfenced math:open="" math:close="">
          <math:mtable>
            <math:mtr>
              <math:mtd>
                <math:mn>0</math:mn>
              </math:mtd>
            </math:mtr>
            <math:mtr>
              <math:mtd>
                <math:mi math:fontstyle="normal">ƒ</math:mi>
              </math:mtd>
            </math:mtr>
          </math:mtable>
        </math:mfenced>
      </math:mrow>
    </math:mrow>
    <math:annotation math:encoding="StarMath 5.0">{{left ( matrix { y_1 # y_2 ## {y_1}' # {y_2}' } right )} underbrace {"" = bold A}} left ( matrix { {u_1}' ## {u_2}' } right ) = left ( matrix { 0 ## ƒ } right )
</math:annotation>
  </math:semantics>
</math:math>
</file>

<file path=Object 12/content.xml><?xml version="1.0" encoding="utf-8"?>
<!DOCTYPE math  PUBLIC '-//OpenOffice.org//DTD Modified W3C MathML 1.01//EN'  'math.dtd'>
<math:math xmlns:math="http://www.w3.org/1998/Math/MathML">
  <math:semantics>
    <math:mrow>
      <math:msub>
        <math:mi math:fontstyle="normal">u</math:mi>
        <math:mn>1</math:mn>
      </math:msub>
      <math:mrow>
        <math:mi math:fontstyle="normal">'</math:mi>
        <math:mo math:stretchy="false">=</math:mo>
        <math:mfrac>
          <math:mrow>
            <math:mfenced math:open="∣" math:close="∣">
              <math:mtable>
                <math:mtr>
                  <math:mtd>
                    <math:mn>0</math:mn>
                  </math:mtd>
                  <math:mtd>
                    <math:msub>
                      <math:mi math:fontstyle="normal">y</math:mi>
                      <math:mn>2</math:mn>
                    </math:msub>
                  </math:mtd>
                </math:mtr>
                <math:mtr>
                  <math:mtd>
                    <math:mi math:fontstyle="normal">ƒ</math:mi>
                  </math:mtd>
                  <math:mtd>
                    <math:mrow>
                      <math:msub>
                        <math:mi math:fontstyle="normal">y</math:mi>
                        <math:mn>2</math:mn>
                      </math:msub>
                      <math:mi math:fontstyle="normal">'</math:mi>
                    </math:mrow>
                  </math:mtd>
                </math:mtr>
              </math:mtable>
            </math:mfenced>
          </math:mrow>
          <math:mrow>
            <math:mrow>
              <math:mi>det</math:mi>
              <math:mstyle math:fontweight="bold">
                <math:mrow>
                  <math:mi math:fontstyle="normal">A</math:mi>
                </math:mrow>
              </math:mstyle>
            </math:mrow>
          </math:mrow>
        </math:mfrac>
      </math:mrow>
    </math:mrow>
    <math:annotation math:encoding="StarMath 5.0">
{u_1}' = {{alignc left lline matrix {0 # y_2 ## ƒ # {y_2}'} right rline} over {alignc det bold A}}
</math:annotation>
  </math:semantics>
</math:math>
</file>

<file path=Object 13/content.xml><?xml version="1.0" encoding="utf-8"?>
<!DOCTYPE math  PUBLIC '-//OpenOffice.org//DTD Modified W3C MathML 1.01//EN'  'math.dtd'>
<math:math xmlns:math="http://www.w3.org/1998/Math/MathML">
  <math:semantics>
    <math:mrow>
      <math:msub>
        <math:mi math:fontstyle="normal">u</math:mi>
        <math:mn>2</math:mn>
      </math:msub>
      <math:mrow>
        <math:mi math:fontstyle="normal">'</math:mi>
        <math:mo math:stretchy="false">=</math:mo>
        <math:mfrac>
          <math:mrow>
            <math:mfenced math:open="∣" math:close="∣">
              <math:mtable>
                <math:mtr>
                  <math:mtd>
                    <math:msub>
                      <math:mi math:fontstyle="normal">y</math:mi>
                      <math:mn>1</math:mn>
                    </math:msub>
                  </math:mtd>
                  <math:mtd>
                    <math:mn>0</math:mn>
                  </math:mtd>
                </math:mtr>
                <math:mtr>
                  <math:mtd>
                    <math:mrow>
                      <math:msub>
                        <math:mi math:fontstyle="normal">y</math:mi>
                        <math:mn>1</math:mn>
                      </math:msub>
                      <math:mi math:fontstyle="normal">'</math:mi>
                    </math:mrow>
                  </math:mtd>
                  <math:mtd>
                    <math:mi math:fontstyle="normal">ƒ</math:mi>
                  </math:mtd>
                </math:mtr>
              </math:mtable>
            </math:mfenced>
          </math:mrow>
          <math:mrow>
            <math:mrow>
              <math:mi>det</math:mi>
              <math:mstyle math:fontweight="bold">
                <math:mrow>
                  <math:mi math:fontstyle="normal">A</math:mi>
                </math:mrow>
              </math:mstyle>
            </math:mrow>
          </math:mrow>
        </math:mfrac>
      </math:mrow>
    </math:mrow>
    <math:annotation math:encoding="StarMath 5.0">
{u_2}' = {{alignc left lline matrix {y_1 # 0 ## {y_1}' # ƒ} right rline} over {alignc det bold A}}

</math:annotation>
  </math:semantics>
</math:math>
</file>

<file path=Object 14/content.xml><?xml version="1.0" encoding="utf-8"?>
<!DOCTYPE math  PUBLIC '-//OpenOffice.org//DTD Modified W3C MathML 1.01//EN'  'math.dtd'>
<math:math xmlns:math="http://www.w3.org/1998/Math/MathML">
  <math:semantics>
    <math:mrow>
      <math:mfenced math:open="" math:close="">
        <math:mtable>
          <math:mtr>
            <math:mtd>
              <math:msub>
                <math:mi math:fontstyle="normal">y</math:mi>
                <math:mn>1</math:mn>
              </math:msub>
            </math:mtd>
            <math:mtd>
              <math:msub>
                <math:mi math:fontstyle="normal">y</math:mi>
                <math:mn>2</math:mn>
              </math:msub>
            </math:mtd>
          </math:mtr>
          <math:mtr>
            <math:mtd>
              <math:mrow>
                <math:msub>
                  <math:mi math:fontstyle="normal">y</math:mi>
                  <math:mn>1</math:mn>
                </math:msub>
                <math:mi math:fontstyle="normal">'</math:mi>
              </math:mrow>
            </math:mtd>
            <math:mtd>
              <math:mrow>
                <math:msub>
                  <math:mi math:fontstyle="normal">y</math:mi>
                  <math:mn>2</math:mn>
                </math:msub>
                <math:mi math:fontstyle="normal">'</math:mi>
              </math:mrow>
            </math:mtd>
          </math:mtr>
        </math:mtable>
      </math:mfenced>
      <math:mrow>
        <math:mfenced math:open="" math:close="">
          <math:mtable>
            <math:mtr>
              <math:mtd>
                <math:mrow>
                  <math:msub>
                    <math:mi math:fontstyle="normal">u</math:mi>
                    <math:mn>1</math:mn>
                  </math:msub>
                  <math:mi math:fontstyle="normal">'</math:mi>
                </math:mrow>
              </math:mtd>
            </math:mtr>
            <math:mtr>
              <math:mtd>
                <math:mrow>
                  <math:msub>
                    <math:mi math:fontstyle="normal">u</math:mi>
                    <math:mn>2</math:mn>
                  </math:msub>
                  <math:mi math:fontstyle="normal">'</math:mi>
                </math:mrow>
              </math:mtd>
            </math:mtr>
          </math:mtable>
        </math:mfenced>
        <math:mo math:stretchy="false">=</math:mo>
        <math:mfenced math:open="" math:close="">
          <math:mtable>
            <math:mtr>
              <math:mtd>
                <math:mn>0</math:mn>
              </math:mtd>
            </math:mtr>
            <math:mtr>
              <math:mtd>
                <math:mi math:fontstyle="normal">ƒ</math:mi>
              </math:mtd>
            </math:mtr>
          </math:mtable>
        </math:mfenced>
      </math:mrow>
    </math:mrow>
    <math:annotation math:encoding="StarMath 5.0">
left ( matrix { y_1 # y_2 ## {y_1}' # {y_2}' } right ) left ( matrix { {u_1}' ## {u_2}' } right ) = left ( matrix { 0 ## ƒ } right )
</math:annotation>
  </math:semantics>
</math:math>
</file>

<file path=Object 15/content.xml><?xml version="1.0" encoding="utf-8"?>
<!DOCTYPE math  PUBLIC '-//OpenOffice.org//DTD Modified W3C MathML 1.01//EN'  'math.dtd'>
<math:math xmlns:math="http://www.w3.org/1998/Math/MathML">
  <math:semantics>
    <math:mrow>
      <math:munder>
        <math:munder math:accent="true">
          <math:mfenced math:open="" math:close="">
            <math:mtable>
              <math:mtr>
                <math:mtd>
                  <math:msup>
                    <math:mi>xe</math:mi>
                    <math:mi math:fontstyle="normal">x</math:mi>
                  </math:msup>
                </math:mtd>
                <math:mtd>
                  <math:msup>
                    <math:mi math:fontstyle="normal">e</math:mi>
                    <math:mi math:fontstyle="normal">x</math:mi>
                  </math:msup>
                </math:mtd>
              </math:mtr>
              <math:mtr>
                <math:mtd>
                  <math:mrow>
                    <math:msup>
                      <math:mi>xe</math:mi>
                      <math:mi math:fontstyle="normal">x</math:mi>
                    </math:msup>
                    <math:mo math:stretchy="false">+</math:mo>
                    <math:msup>
                      <math:mi math:fontstyle="normal">e</math:mi>
                      <math:mi math:fontstyle="normal">x</math:mi>
                    </math:msup>
                  </math:mrow>
                </math:mtd>
                <math:mtd>
                  <math:msup>
                    <math:mi math:fontstyle="normal">e</math:mi>
                    <math:mi math:fontstyle="normal">x</math:mi>
                  </math:msup>
                </math:mtd>
              </math:mtr>
            </math:mtable>
          </math:mfenced>
          <math:mo math:stretchy="false"></math:mo>
        </math:munder>
        <math:mstyle math:fontweight="bold">
          <math:mrow>
            <math:mi math:fontstyle="normal">A</math:mi>
          </math:mrow>
        </math:mstyle>
      </math:munder>
      <math:mrow>
        <math:mfenced math:open="" math:close="">
          <math:mtable>
            <math:mtr>
              <math:mtd>
                <math:mrow>
                  <math:mi math:fontstyle="normal">u</math:mi>
                  <math:mi math:fontstyle="normal">'</math:mi>
                  <math:mrow>
                    <math:mo math:stretchy="false">(</math:mo>
                    <math:mi math:fontstyle="normal">x</math:mi>
                    <math:mo math:stretchy="false">)</math:mo>
                  </math:mrow>
                </math:mrow>
              </math:mtd>
            </math:mtr>
            <math:mtr>
              <math:mtd>
                <math:mrow>
                  <math:mi math:fontstyle="normal">v</math:mi>
                  <math:mi math:fontstyle="normal">'</math:mi>
                  <math:mrow>
                    <math:mo math:stretchy="false">(</math:mo>
                    <math:mi math:fontstyle="normal">x</math:mi>
                    <math:mo math:stretchy="false">)</math:mo>
                  </math:mrow>
                </math:mrow>
              </math:mtd>
            </math:mtr>
          </math:mtable>
        </math:mfenced>
        <math:mo math:stretchy="false">=</math:mo>
        <math:mfenced math:open="" math:close="">
          <math:mtable>
            <math:mtr>
              <math:mtd>
                <math:mn>0</math:mn>
              </math:mtd>
            </math:mtr>
            <math:mtr>
              <math:mtd>
                <math:mfrac>
                  <math:mrow>
                    <math:msup>
                      <math:mi math:fontstyle="normal">e</math:mi>
                      <math:mi math:fontstyle="normal">x</math:mi>
                    </math:msup>
                  </math:mrow>
                  <math:mrow>
                    <math:mi math:fontstyle="normal">x</math:mi>
                  </math:mrow>
                </math:mfrac>
              </math:mtd>
            </math:mtr>
          </math:mtable>
        </math:mfenced>
      </math:mrow>
    </math:mrow>
    <math:annotation math:encoding="StarMath 5.0">
{

{{left ( matrix { xe^x # e^x ## xe^x + e^x # e^x } right )} underbrace {bold A}}  left ( matrix { u'(x) ## v'(x) } right ) = left ( matrix { 0 ## {{alignc e^x} over {alignc x}} } right )

}</math:annotation>
  </math:semantics>
</math:math>
</file>

<file path=Object 16/content.xml><?xml version="1.0" encoding="utf-8"?>
<!DOCTYPE math  PUBLIC '-//OpenOffice.org//DTD Modified W3C MathML 1.01//EN'  'math.dtd'>
<math:math xmlns:math="http://www.w3.org/1998/Math/MathML">
  <math:semantics>
    <math:mrow>
      <math:mi math:fontstyle="normal">u</math:mi>
      <math:mi math:fontstyle="normal">'</math:mi>
      <math:mrow>
        <math:mrow>
          <math:mo math:stretchy="false">(</math:mo>
          <math:mi math:fontstyle="normal">x</math:mi>
          <math:mo math:stretchy="false">)</math:mo>
        </math:mrow>
        <math:mo math:stretchy="false">=</math:mo>
        <math:mfrac>
          <math:mrow>
            <math:mn>1</math:mn>
          </math:mrow>
          <math:mrow>
            <math:mrow>
              <math:mo math:stretchy="false">−</math:mo>
              <math:msup>
                <math:mi math:fontstyle="normal">e</math:mi>
                <math:mn>2x</math:mn>
              </math:msup>
            </math:mrow>
          </math:mrow>
        </math:mfrac>
      </math:mrow>
      <math:mrow>
        <math:mfenced math:open="∣" math:close="∣">
          <math:mtable>
            <math:mtr>
              <math:mtd>
                <math:mn>0</math:mn>
              </math:mtd>
              <math:mtd>
                <math:msup>
                  <math:mi math:fontstyle="normal">e</math:mi>
                  <math:mi math:fontstyle="normal">x</math:mi>
                </math:msup>
              </math:mtd>
            </math:mtr>
            <math:mtr>
              <math:mtd>
                <math:mfrac>
                  <math:mrow>
                    <math:msup>
                      <math:mi math:fontstyle="normal">e</math:mi>
                      <math:mi math:fontstyle="normal">x</math:mi>
                    </math:msup>
                  </math:mrow>
                  <math:mrow>
                    <math:mi math:fontstyle="normal">x</math:mi>
                  </math:mrow>
                </math:mfrac>
              </math:mtd>
              <math:mtd>
                <math:msup>
                  <math:mi math:fontstyle="normal">e</math:mi>
                  <math:mi math:fontstyle="normal">x</math:mi>
                </math:msup>
              </math:mtd>
            </math:mtr>
          </math:mtable>
        </math:mfenced>
        <math:mo math:stretchy="false">=</math:mo>
        <math:mfrac>
          <math:mrow>
            <math:mn>1</math:mn>
          </math:mrow>
          <math:mrow>
            <math:mi math:fontstyle="normal">x</math:mi>
          </math:mrow>
        </math:mfrac>
      </math:mrow>
    </math:mrow>
    <math:annotation math:encoding="StarMath 5.0">
u'(x) = {{alignc 1} over {alignc -e^{2x}}} left lline matrix {0 # e^x ## {{alignc e^x} over {alignc x}} # e^x} right rline = {{alignc 1} over {alignc x}}
</math:annotation>
  </math:semantics>
</math:math>
</file>

<file path=Object 17/content.xml><?xml version="1.0" encoding="utf-8"?>
<!DOCTYPE math  PUBLIC '-//OpenOffice.org//DTD Modified W3C MathML 1.01//EN'  'math.dtd'>
<math:math xmlns:math="http://www.w3.org/1998/Math/MathML">
  <math:semantics>
    <math:mrow>
      <math:mi math:fontstyle="normal">v</math:mi>
      <math:mi math:fontstyle="normal">'</math:mi>
      <math:mrow>
        <math:mrow>
          <math:mo math:stretchy="false">(</math:mo>
          <math:mi math:fontstyle="normal">x</math:mi>
          <math:mo math:stretchy="false">)</math:mo>
        </math:mrow>
        <math:mo math:stretchy="false">=</math:mo>
        <math:mfrac>
          <math:mrow>
            <math:mn>1</math:mn>
          </math:mrow>
          <math:mrow>
            <math:mrow>
              <math:mo math:stretchy="false">−</math:mo>
              <math:msup>
                <math:mi math:fontstyle="normal">e</math:mi>
                <math:mn>2x</math:mn>
              </math:msup>
            </math:mrow>
          </math:mrow>
        </math:mfrac>
      </math:mrow>
      <math:mrow>
        <math:mfenced math:open="∣" math:close="∣">
          <math:mtable>
            <math:mtr>
              <math:mtd>
                <math:msup>
                  <math:mi>xe</math:mi>
                  <math:mi math:fontstyle="normal">x</math:mi>
                </math:msup>
              </math:mtd>
              <math:mtd>
                <math:mn>0</math:mn>
              </math:mtd>
            </math:mtr>
            <math:mtr>
              <math:mtd>
                <math:mrow>
                  <math:msup>
                    <math:mi>xe</math:mi>
                    <math:mi math:fontstyle="normal">x</math:mi>
                  </math:msup>
                  <math:mo math:stretchy="false">+</math:mo>
                  <math:msup>
                    <math:mi math:fontstyle="normal">e</math:mi>
                    <math:mi math:fontstyle="normal">x</math:mi>
                  </math:msup>
                </math:mrow>
              </math:mtd>
              <math:mtd>
                <math:mfrac>
                  <math:mrow>
                    <math:msup>
                      <math:mi math:fontstyle="normal">e</math:mi>
                      <math:mi math:fontstyle="normal">x</math:mi>
                    </math:msup>
                  </math:mrow>
                  <math:mrow>
                    <math:mi math:fontstyle="normal">x</math:mi>
                  </math:mrow>
                </math:mfrac>
              </math:mtd>
            </math:mtr>
          </math:mtable>
        </math:mfenced>
        <math:mo math:stretchy="false">=</math:mo>
        <math:mrow>
          <math:mo math:stretchy="false">−</math:mo>
          <math:mn>1</math:mn>
        </math:mrow>
      </math:mrow>
    </math:mrow>
    <math:annotation math:encoding="StarMath 5.0">
v'(x) = {{alignc 1} over {alignc -e^{2x}}} left lline matrix {xe^x # 0 ## xe^x + e^x # {{alignc e^x} over {alignc x}}} right rline = -1

</math:annotation>
  </math:semantics>
</math:math>
</file>

<file path=Object 18/content.xml><?xml version="1.0" encoding="utf-8"?>
<!DOCTYPE math  PUBLIC '-//OpenOffice.org//DTD Modified W3C MathML 1.01//EN'  'math.dtd'>
<math:math xmlns:math="http://www.w3.org/1998/Math/MathML">
  <math:semantics>
    <math:mrow>
      <math:mover math:accent="true">
        <math:mi math:fontstyle="normal">X</math:mi>
        <math:mo math:stretchy="false">→</math:mo>
      </math:mover>
      <math:mrow>
        <math:mi math:fontstyle="normal">'</math:mi>
        <math:mo math:stretchy="false">=</math:mo>
        <math:mstyle math:fontweight="bold">
          <math:mrow>
            <math:mi math:fontstyle="normal">A</math:mi>
          </math:mrow>
        </math:mstyle>
      </math:mrow>
      <math:mover math:accent="true">
        <math:mi math:fontstyle="normal">X</math:mi>
        <math:mo math:stretchy="false">→</math:mo>
      </math:mover>
    </math:mrow>
    <math:annotation math:encoding="StarMath 5.0">{

{widevec X}' = {bold A} widevec X

}</math:annotation>
  </math:semantics>
</math:math>
</file>

<file path=Object 19/content.xml><?xml version="1.0" encoding="utf-8"?>
<!DOCTYPE math  PUBLIC '-//OpenOffice.org//DTD Modified W3C MathML 1.01//EN'  'math.dtd'>
<math:math xmlns:math="http://www.w3.org/1998/Math/MathML">
  <math:semantics>
    <math:mrow>
      <math:mover math:accent="true">
        <math:mi math:fontstyle="normal">X</math:mi>
        <math:mo math:stretchy="false">→</math:mo>
      </math:mover>
      <math:mrow>
        <math:mi math:fontstyle="normal">'</math:mi>
        <math:mo math:stretchy="false">=</math:mo>
        <math:mfenced math:open="" math:close="">
          <math:mtable>
            <math:mtr>
              <math:msub>
                <math:mi math:fontstyle="normal">k</math:mi>
                <math:mn>1</math:mn>
              </math:msub>
            </math:mtr>
            <math:mtr>
              <math:msub>
                <math:mi math:fontstyle="normal">k</math:mi>
                <math:mn>2</math:mn>
              </math:msub>
            </math:mtr>
          </math:mtable>
        </math:mfenced>
      </math:mrow>
      <math:mrow>
        <math:msup>
          <math:mi math:fontstyle="normal">e</math:mi>
          <math:mrow>
            <math:mo math:stretchy="false">λ</math:mo>
            <math:mi math:fontstyle="normal">t</math:mi>
          </math:mrow>
        </math:msup>
        <math:mo math:stretchy="false">=</math:mo>
        <math:mover math:accent="true">
          <math:mi math:fontstyle="normal">K</math:mi>
          <math:mo math:stretchy="false">→</math:mo>
        </math:mover>
      </math:mrow>
      <math:msup>
        <math:mi math:fontstyle="normal">e</math:mi>
        <math:mrow>
          <math:mo math:stretchy="false">λ</math:mo>
          <math:mi math:fontstyle="normal">t</math:mi>
        </math:mrow>
      </math:msup>
    </math:mrow>
    <math:annotation math:encoding="StarMath 5.0">{

{widevec X}' = left ( stack {k_1 # k_2} right ) e^{%lambda t} = {widevec K}e^{%lambda t}

}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row>
      <math:mfrac>
        <math:mrow>
          <math:mn>1</math:mn>
        </math:mrow>
        <math:mrow>
          <math:mrow>
            <math:mi math:fontstyle="normal">y</math:mi>
            <math:mrow>
              <math:mo math:stretchy="false">(</math:mo>
              <math:mrow>
                <math:mi math:fontstyle="normal">y</math:mi>
                <math:mo math:stretchy="false">−</math:mo>
                <math:mn>1</math:mn>
              </math:mrow>
              <math:mo math:stretchy="false">)</math:mo>
            </math:mrow>
          </math:mrow>
        </math:mrow>
      </math:mfrac>
      <math:mi math:fontstyle="normal">y</math:mi>
      <math:mrow>
        <math:mi math:fontstyle="normal">'</math:mi>
        <math:mo math:stretchy="false">=</math:mo>
        <math:mn>1</math:mn>
      </math:mrow>
    </math:mrow>
    <math:annotation math:encoding="StarMath 5.0">{{alignc 1} over {alignc y(y - 1)}} y' = 1
</math:annotation>
  </math:semantics>
</math:math>
</file>

<file path=Object 20/content.xml><?xml version="1.0" encoding="utf-8"?>
<!DOCTYPE math  PUBLIC '-//OpenOffice.org//DTD Modified W3C MathML 1.01//EN'  'math.dtd'>
<math:math xmlns:math="http://www.w3.org/1998/Math/MathML">
  <math:semantics>
    <math:mrow>
      <math:mover math:accent="true">
        <math:mi math:fontstyle="normal">K</math:mi>
        <math:mo math:stretchy="false">→</math:mo>
      </math:mover>
      <math:mrow>
        <math:msup>
          <math:mi>λe</math:mi>
          <math:mi>λt</math:mi>
        </math:msup>
        <math:mo math:stretchy="false">=</math:mo>
        <math:mstyle math:fontweight="bold">
          <math:mrow>
            <math:mi math:fontstyle="normal">A</math:mi>
          </math:mrow>
        </math:mstyle>
      </math:mrow>
      <math:mover math:accent="true">
        <math:mi math:fontstyle="normal">K</math:mi>
        <math:mo math:stretchy="false">→</math:mo>
      </math:mover>
      <math:msup>
        <math:mi math:fontstyle="normal">e</math:mi>
        <math:mi>λt</math:mi>
      </math:msup>
    </math:mrow>
    <math:annotation math:encoding="StarMath 5.0">{

{widevec K}λe^{λt} = {bold A}{widevec K}e^{λt}

}</math:annotation>
  </math:semantics>
</math:math>
</file>

<file path=Object 21/content.xml><?xml version="1.0" encoding="utf-8"?>
<!DOCTYPE math  PUBLIC '-//OpenOffice.org//DTD Modified W3C MathML 1.01//EN'  'math.dtd'>
<math:math xmlns:math="http://www.w3.org/1998/Math/MathML">
  <math:semantics>
    <math:mrow>
      <math:mrow>
        <math:mo math:stretchy="false">(</math:mo>
        <math:mrow>
          <math:mrow>
            <math:mstyle math:fontweight="bold">
              <math:mrow>
                <math:mi math:fontstyle="normal">A</math:mi>
              </math:mrow>
            </math:mstyle>
            <math:mo math:stretchy="false">−</math:mo>
            <math:mo math:stretchy="false">λ</math:mo>
          </math:mrow>
          <math:mstyle math:fontweight="bold">
            <math:mrow>
              <math:mi math:fontstyle="normal">I</math:mi>
            </math:mrow>
          </math:mstyle>
        </math:mrow>
        <math:mo math:stretchy="false">)</math:mo>
      </math:mrow>
      <math:mrow>
        <math:mover math:accent="true">
          <math:mi math:fontstyle="normal">K</math:mi>
          <math:mo math:stretchy="false">→</math:mo>
        </math:mover>
        <math:mo math:stretchy="false">=</math:mo>
        <math:mover math:accent="true">
          <math:mn>0</math:mn>
          <math:mo math:stretchy="false">→</math:mo>
        </math:mover>
      </math:mrow>
    </math:mrow>
    <math:annotation math:encoding="StarMath 5.0">{

({bold A} - %lambda {bold I}){widevec K} = {widevec 0}

}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row>
      <math:mfenced math:open="" math:close="">
        <math:mrow>
          <math:mrow>
            <math:mo math:stretchy="false">−</math:mo>
            <math:mfrac>
              <math:mrow>
                <math:mn>1</math:mn>
              </math:mrow>
              <math:mrow>
                <math:mi math:fontstyle="normal">y</math:mi>
              </math:mrow>
            </math:mfrac>
          </math:mrow>
          <math:mo math:stretchy="false">+</math:mo>
          <math:mfrac>
            <math:mrow>
              <math:mn>1</math:mn>
            </math:mrow>
            <math:mrow>
              <math:mrow>
                <math:mi math:fontstyle="normal">y</math:mi>
                <math:mo math:stretchy="false">−</math:mo>
                <math:mn>1</math:mn>
              </math:mrow>
            </math:mrow>
          </math:mfrac>
        </math:mrow>
      </math:mfenced>
      <math:mi math:fontstyle="normal">y</math:mi>
      <math:mrow>
        <math:mi math:fontstyle="normal">'</math:mi>
        <math:mo math:stretchy="false">=</math:mo>
        <math:mn>1</math:mn>
      </math:mrow>
    </math:mrow>
    <math:annotation math:encoding="StarMath 5.0">left ( - {{alignc 1} over {alignc y}} + {{alignc 1} over {alignc y - 1}} right ) y' = 1
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row>
      <math:mfrac>
        <math:mrow>
          <math:mrow>
            <math:mi math:fontstyle="normal">y</math:mi>
            <math:mo math:stretchy="false">−</math:mo>
            <math:mn>1</math:mn>
          </math:mrow>
        </math:mrow>
        <math:mrow>
          <math:mi math:fontstyle="normal">y</math:mi>
        </math:mrow>
      </math:mfrac>
      <math:mo math:stretchy="false">=</math:mo>
      <math:msup>
        <math:mi>Ce</math:mi>
        <math:mi math:fontstyle="normal">x</math:mi>
      </math:msup>
    </math:mrow>
    <math:annotation math:encoding="StarMath 5.0">
{{alignc y - 1} over {alignc y}}  = Ce^x
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row>
      <math:mrow>
        <math:mn>1</math:mn>
        <math:mo math:stretchy="false">−</math:mo>
        <math:mfrac>
          <math:mrow>
            <math:mn>1</math:mn>
          </math:mrow>
          <math:mrow>
            <math:mi math:fontstyle="normal">y</math:mi>
          </math:mrow>
        </math:mfrac>
      </math:mrow>
      <math:mo math:stretchy="false">=</math:mo>
      <math:msup>
        <math:mi>Ce</math:mi>
        <math:mi math:fontstyle="normal">x</math:mi>
      </math:msup>
    </math:mrow>
    <math:annotation math:encoding="StarMath 5.0">{

1 - {{alignc 1} over {alignc y}}  = Ce^x

}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row>
      <math:mi math:fontstyle="normal">y</math:mi>
      <math:mo math:stretchy="false">=</math:mo>
      <math:mfrac>
        <math:mrow>
          <math:mn>1</math:mn>
        </math:mrow>
        <math:mrow>
          <math:mrow>
            <math:mn>1</math:mn>
            <math:mo math:stretchy="false">−</math:mo>
            <math:msup>
              <math:mi>Ce</math:mi>
              <math:mi math:fontstyle="normal">x</math:mi>
            </math:msup>
          </math:mrow>
        </math:mrow>
      </math:mfrac>
    </math:mrow>
    <math:annotation math:encoding="StarMath 5.0">
y = {{alignc 1} over {alignc 1 - Ce^x}}
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row>
      <math:mi math:fontstyle="normal">y</math:mi>
      <math:mo math:stretchy="false">=</math:mo>
      <math:mfrac>
        <math:mrow>
          <math:mn>2</math:mn>
        </math:mrow>
        <math:mrow>
          <math:mrow>
            <math:mn>2</math:mn>
            <math:mo math:stretchy="false">−</math:mo>
            <math:msup>
              <math:mi math:fontstyle="normal">e</math:mi>
              <math:mi math:fontstyle="normal">x</math:mi>
            </math:msup>
          </math:mrow>
        </math:mrow>
      </math:mfrac>
    </math:mrow>
    <math:annotation math:encoding="StarMath 5.0">y = {{alignc 2} over {alignc 2 - e^x}}
</math:annotation>
  </math:semantics>
</math:math>
</file>

<file path=Object 8/content.xml><?xml version="1.0" encoding="utf-8"?>
<!DOCTYPE math  PUBLIC '-//OpenOffice.org//DTD Modified W3C MathML 1.01//EN'  'math.dtd'>
<math:math xmlns:math="http://www.w3.org/1998/Math/MathML">
  <math:semantics>
    <math:mrow>
      <math:mi math:fontstyle="normal">y</math:mi>
      <math:mo math:stretchy="false">=</math:mo>
      <math:mfrac>
        <math:mrow>
          <math:mn>1</math:mn>
        </math:mrow>
        <math:mrow>
          <math:mrow>
            <math:mn>1</math:mn>
            <math:mo math:stretchy="false">+</math:mo>
            <math:msup>
              <math:mi math:fontstyle="normal">e</math:mi>
              <math:mi math:fontstyle="normal">x</math:mi>
            </math:msup>
          </math:mrow>
        </math:mrow>
      </math:mfrac>
    </math:mrow>
    <math:annotation math:encoding="StarMath 5.0">y = {{alignc 1} over {alignc 1 + e^x}}
</math:annotation>
  </math:semantics>
</math:math>
</file>

<file path=Object 9/content.xml><?xml version="1.0" encoding="utf-8"?>
<!DOCTYPE math  PUBLIC '-//OpenOffice.org//DTD Modified W3C MathML 1.01//EN'  'math.dtd'>
<math:math xmlns:math="http://www.w3.org/1998/Math/MathML">
  <math:semantics>
    <math:mrow>
      <math:mi math:fontstyle="normal">L</math:mi>
      <math:mrow>
        <math:mo math:stretchy="false">(</math:mo>
        <math:mi math:fontstyle="normal">D</math:mi>
        <math:mo math:stretchy="false">)</math:mo>
      </math:mrow>
      <math:mrow>
        <math:mi math:fontstyle="normal">y</math:mi>
        <math:mo math:stretchy="false">=</math:mo>
        <math:mrow>
          <math:munderover>
            <math:mo math:stretchy="false">∑</math:mo>
            <math:mrow>
              <math:mi math:fontstyle="normal">n</math:mi>
              <math:mo math:stretchy="false">=</math:mo>
              <math:mn>0</math:mn>
            </math:mrow>
            <math:mi math:fontstyle="normal">N</math:mi>
          </math:munderover>
          <math:msub>
            <math:mi math:fontstyle="normal">a</math:mi>
            <math:mi math:fontstyle="normal">n</math:mi>
          </math:msub>
        </math:mrow>
      </math:mrow>
      <math:mrow>
        <math:mo math:stretchy="false">(</math:mo>
        <math:mi math:fontstyle="normal">x</math:mi>
        <math:mo math:stretchy="false">)</math:mo>
      </math:mrow>
      <math:mrow>
        <math:mfrac>
          <math:mrow>
            <math:mrow>
              <math:msup>
                <math:mi math:fontstyle="normal">d</math:mi>
                <math:mi math:fontstyle="normal">n</math:mi>
              </math:msup>
              <math:mi math:fontstyle="normal">y</math:mi>
            </math:mrow>
          </math:mrow>
          <math:mrow>
            <math:msup>
              <math:mi>dx</math:mi>
              <math:mi math:fontstyle="normal">n</math:mi>
            </math:msup>
          </math:mrow>
        </math:mfrac>
        <math:mo math:stretchy="false">=</math:mo>
        <math:mi math:fontstyle="normal">g</math:mi>
      </math:mrow>
      <math:mrow>
        <math:mo math:stretchy="false">(</math:mo>
        <math:mi math:fontstyle="normal">x</math:mi>
        <math:mo math:stretchy="false">)</math:mo>
      </math:mrow>
    </math:mrow>
    <math:annotation math:encoding="StarMath 5.0">L(D)y = sum from {n = 0} to {N} a_n (x) {{alignc d^n y} over {alignc dx^n}} = g(x)
</math:annotation>
  </math:semantics>
</math:math>
</file>